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fa02" officeooo:paragraph-rsid="001ffa02" style:font-size-asian="16pt" style:language-asian="zh" style:country-asian="CN" style:font-weight-asian="bold" style:font-size-complex="16pt" style:font-weight-complex="bold"/>
    </style:style>
    <style:style style:name="P2" style:family="paragraph" style:parent-style-name="Standard">
      <style:text-properties fo:font-size="13.6999998092651pt" fo:font-weight="bold" officeooo:rsid="001ffa02" officeooo:paragraph-rsid="001ffa02" style:font-size-asian="12pt" style:language-asian="zh" style:country-asian="CN" style:font-weight-asian="bold" style:font-size-complex="13.6999998092651pt" style:font-weight-complex="bold"/>
    </style:style>
    <style:style style:name="P3" style:family="paragraph" style:parent-style-name="Standard">
      <style:text-properties fo:font-size="13.6999998092651pt" fo:font-weight="bold" officeooo:rsid="00215034" officeooo:paragraph-rsid="00215034" style:font-size-asian="12pt" style:language-asian="zh" style:country-asian="CN" style:font-weight-asian="bold" style:font-size-complex="13.6999998092651pt" style:font-weight-complex="bold"/>
    </style:style>
    <style:style style:name="P4" style:family="paragraph" style:parent-style-name="Standard">
      <style:text-properties fo:font-size="13.6999998092651pt" fo:font-weight="normal" officeooo:rsid="00233bc0" officeooo:paragraph-rsid="00233bc0" style:font-size-asian="12pt" style:language-asian="zh" style:country-asian="CN" style:font-weight-asian="normal" style:font-size-complex="13.6999998092651pt" style:font-weight-complex="normal"/>
    </style:style>
    <style:style style:name="P5" style:family="paragraph" style:parent-style-name="Standard">
      <style:text-properties fo:font-size="14pt" fo:font-weight="bold" officeooo:rsid="00215034" officeooo:paragraph-rsid="00215034" style:font-size-asian="14pt" style:language-asian="zh" style:country-asian="CN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</text:p>
      <text:p text:style-name="P2">arraycopy数组的拷贝</text:p>
      <text:p text:style-name="P2"><text:s/>* 第一个参数是要拷贝数组，第二个是要拷贝的数组的起始索引</text:p>
      <text:p text:style-name="P2">* 第三个参数是目标数组，第四个参数是目标的索引起始位置</text:p>
      <text:p text:style-name="P2">* 第五个参数是要拷贝的长度</text:p>
      <text:p text:style-name="P2">*/</text:p>
      <text:p text:style-name="P2">System.arraycopy(arr1, 1, arr, 3, 2);</text:p>
      <text:p text:style-name="P2"><text:tab/>for(int i=0;i&lt;arr.length;i++){</text:p>
      <text:p text:style-name="P2"><text:tab/>System.out.print(arr[i]+",");</text:p>
      <text:p text:style-name="P3">currentTime时间的获取</text:p>
      <text:p text:style-name="P5">//获得当前时间的毫秒数,从1970年到现在的毫米数</text:p>
      <text:p text:style-name="P3"><text:tab/>long tm=System.currentTimeMillis();</text:p>
      <text:p text:style-name="P3"><text:tab/>System.out.println(tm+"毫秒");</text:p>
      <text:p text:style-name="P3"><text:tab/>//利用结束时间减去开始时间可获得一段程序的运行时间</text:p>
      <text:p text:style-name="P3"><text:tab/>long StartTime=System.currentTimeMillis();</text:p>
      <text:p text:style-name="P3"><text:tab/>System.out.println("122334454");</text:p>
      <text:p text:style-name="P3"><text:tab/>long endTime=System.currentTimeMillis();</text:p>
      <text:p text:style-name="P3"><text:tab/>System.out.println(endTime-StartTime);</text:p>
      <text:p text:style-name="P3">exit();退去java虚拟机jvm</text:p>
      <text:p text:style-name="P3">System.exit(0);</text:p>
      <text:p text:style-name="P4">//获得系统的属性</text:p>
      <text:p text:style-name="P4"><text:tab/>String ab=<text:tab/>System.getProperty("java.home");</text:p>
      <text:p text:style-name="P4"><text:tab/>System.out.println(ab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6S</meta:editing-duration>
    <meta:editing-cycles>3</meta:editing-cycles>
    <meta:generator>LibreOffice/5.3.0.3$Windows_X86_64 LibreOffice_project/7074905676c47b82bbcfbea1aeefc84afe1c50e1</meta:generator>
    <dc:date>2017-12-16T20:45:34.339000000</dc:date>
    <meta:document-statistic meta:table-count="0" meta:image-count="0" meta:object-count="0" meta:page-count="1" meta:paragraph-count="23" meta:word-count="170" meta:character-count="593" meta:non-whitespace-character-count="568"/>
    <meta:user-defined meta:name="Info 1"/>
    <meta:user-defined meta:name="Info 2"/>
    <meta:user-defined meta:name="Info 3"/>
    <meta:user-defined meta:name="Info 4"/>
  </office:meta>
</office:document-meta>
</file>